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<text:span text:style-name="Default_20_Paragraph_20_Font"><text:span text:style-name="T1">I</text:span></text:span> DE HUMORIBUS LIBER.<text:bookmark-end text:name="bookmark0"/></text:h>
      <text:p text:style-name="P1"><text:span text:style-name="Default_20_Paragraph_20_Font"><text:span text:style-name="T2">Quod in mundo elementum id i</text:span></text:span><text:span text:style-name="Default_20_Paragraph_20_Font"><text:span text:style-name="T3">n</text:span></text:span><text:span text:style-name="Default_20_Paragraph_20_Font"><text:span text:style-name="T2"> animalibus humor;<text:line-break/>quemadmodum et in anno tempestas. Non autem omnino<text:line-break/>eadem aut similia funt, fed haec quidem et activis et<text:line-break/>passivis qualitatibus, a quibus -eadem essentiam habent.<text:line-break/>Et composita atque eorum quae nobis insunt principia<text:line-break/>existunt. Differunt autem inter fe et multis rebus aliis<text:line-break/>etiam ipsis nominibus. Primum enim elementa ex quibus<text:line-break/>constat mundus funt aer, ignis, aqua et terra. Tempe-<text:line-break/>status autem ex quibus annus constituitur ver, aestas,<text:line-break/>hiems atque autumnus. Humores vero suntbilis, sanguis,</text:span></text:span></text:p>
      <text:p text:style-name="P3"><text:span text:style-name="Default_20_Paragraph_20_Font"><text:span text:style-name="T2">pituita et humor melancholicus, ex quibus animantia com-<text:line-break/>ponuntur et homo. omnia autem humiditate, calore, sic-<text:line-break/>citate et frigore contemperantur. Sanguis enim et aer et<text:line-break/>ver funt calida et humida: licet aliis aliter de aere vi-<text:line-break/>deatur. Bilis autem flava , aestas et ignis funt calida et<text:line-break/>sicca. Humor vero melancholicus, terra et autumnus sicca<text:line-break/>et frigida sunt. Pituita autem et aqua hiems quoque fri-<text:line-break/>gida </text:span></text:span><text:span text:style-name="Default_20_Paragraph_20_Font"><text:span text:style-name="T3">l</text:span></text:span><text:span text:style-name="Default_20_Paragraph_20_Font"><text:span text:style-name="T2">unt et humida. Conveniunt autem et inter </text:span></text:span><text:span text:style-name="Default_20_Paragraph_20_Font"><text:span text:style-name="T3">t</text:span></text:span><text:span text:style-name="Default_20_Paragraph_20_Font"><text:span text:style-name="T2">e hu-<text:line-break/>mor, elementum ac tempestas atque etiam differunt. Aer<text:line-break/>enim et ignis siccitate et humiditate differunt, calore vero<text:line-break/>uniuntur. Ignis etiam et terra frigore et calore </text:span></text:span><text:span text:style-name="Default_20_Paragraph_20_Font"><text:span text:style-name="T3">d</text:span></text:span><text:span text:style-name="Default_20_Paragraph_20_Font"><text:span text:style-name="T2">i</text:span></text:span><text:span text:style-name="Default_20_Paragraph_20_Font"><text:span text:style-name="T3">ssen-<text:line-break/>ti</text:span></text:span><text:span text:style-name="Default_20_Paragraph_20_Font"><text:span text:style-name="T2">met, utraque autem sicca omnio funt: quemadmodum<text:line-break/>terra et aqua frigida: siccitate autem et humiditate distant.<text:line-break/>Aqua denique et aer, humida quidem sunt, calore autem<text:line-break/>ac frigore differunt. Sic humores et tempestates inter fe<text:line-break/>et conveniunt et discrepant. Atque eam mixtionem quam<text:line-break/>odiosam nominant perficiunt. Sed elementa quidem </text:span></text:span><text:span text:style-name="Default_20_Paragraph_20_Font"><text:span text:style-name="T3">per<text:line-break/></text:span></text:span><text:span text:style-name="Default_20_Paragraph_20_Font"><text:span text:style-name="T2">su ipsa omnino funt et eorum quodque in eodem perma-<text:line-break/>net loco, et in assidua unius in alterum permutatione per-</text:span></text:span></text:p>
      <text:p text:style-name="P3"><text:span text:style-name="Default_20_Paragraph_20_Font"><text:span text:style-name="T2">mansionem habent alimentoque provido cuidam eorum quae<text:line-break/>nutriuntur rationi consono. Atque . etiam tempestates eo-<text:line-break/>dem modo solis ad austrum et borean motionibus fiunt et<text:line-break/>appellantur. Humores vero non eodem modo neque iidem<text:line-break/>omni ex parte sunt, verum et loco et colore et facultate<text:line-break/>et consistentia et qualitate inter fe differunt. Atque ne-<text:line-break/>cesse quidem est mutari humores quemadmodum et ele-<text:line-break/>menta inter fe mutantur; non autem eos eundem semper-<text:line-break/>mutationis modum neque aequaliter incrementum servare.<text:line-break/>Sed in nonnullis quidem a terreo in aqueum ordine quo-<text:line-break/>dam et ab eo </text:span></text:span><text:span text:style-name="Default_20_Paragraph_20_Font"><text:span text:style-name="T3">aqueo</text:span></text:span><text:span text:style-name="Default_20_Paragraph_20_Font"><text:span text:style-name="T2"> in aereum, a quo in igneum fit mu-<text:line-break/>tatio. Quibusdam vero citra ordinem a pituita in bilem<text:line-break/>et a sanguine in humorem nigrum. Testimonia autem<text:line-break/>hujusce opinionis sunt terreus sanguis et melancholicus,<text:line-break/>salsa pituita quae ad glasteam bilem proxime accedit in<text:line-break/>eamque facile transmutatur. Apparet quoque bilis tum<text:line-break/>pituitusa tum muco fa ejusmodique sanguis ut in hydro-<text:line-break/>picis et cachecticis , quemadmodum iu calidioribus et sic-</text:span></text:span></text:p>
      <text:p text:style-name="P3"><text:span text:style-name="Default_20_Paragraph_20_Font"><text:span text:style-name="T2">cioribus sincera flava bilis. Atque^ in iis ipsis apepsia la-<text:line-break/>borantibus bilis porracea et vomitionibus et dejectionibus<text:line-break/>conspicitur. ordine itaque mutationum procedit tempe-<text:line-break/>rationis ordo, contrarium autem accidit hisce quae ipsis<text:line-break/>ordine mutantur. Augetur autem ex alio vicissim alius<text:line-break/>humor temperie, tempestate, regione, aetate, .victustratione<text:line-break/>procreatus quemadmodum in omnibus omnes statis perio-<text:line-break/>dis ac tempestatibus et generantur et incrementum habent.<text:line-break/>Aestate namque augetur amara bitis in iis maxime qui ad<text:line-break/>eam et aetate et temperamento et victus ratione proxime<text:line-break/>accedunt, praeterea rebus externis, Etenim curae et irae<text:line-break/>et dolores et labores et exercitationes et vigiliae et ine-<text:line-break/>diae et indigentiae plurimum flavae bilis humorem accu-<text:line-break/>mutanti Quemadmodum certe et </text:span></text:span><text:span text:style-name="Default_20_Paragraph_20_Font"><text:span text:style-name="T3">t</text:span></text:span><text:span text:style-name="Default_20_Paragraph_20_Font"><text:span text:style-name="T2">emni et aquae potiones<text:line-break/>et marinorum. et humidiorum omnium et crassiorum et<text:line-break/>viscosorum. e</text:span></text:span><text:span text:style-name="Default_20_Paragraph_20_Font"><text:span text:style-name="T3">l</text:span></text:span><text:span text:style-name="Default_20_Paragraph_20_Font"><text:span text:style-name="T2">us pituitos</text:span></text:span><text:span text:style-name="Default_20_Paragraph_20_Font"><text:span text:style-name="T3">n</text:span></text:span><text:span text:style-name="Default_20_Paragraph_20_Font"><text:span text:style-name="T2">m. Atque pedestrium et volati-<text:line-break/>lium carnes et ova et quae facilia coetu sunt omnia<text:line-break/>quaeque probi funt succi sanguineum humorem </text:span></text:span><text:span text:style-name="Default_20_Paragraph_20_Font"><text:span text:style-name="T3">aecumu-<text:line-break/>lant, </text:span></text:span><text:span text:style-name="Default_20_Paragraph_20_Font"><text:span text:style-name="T2">nisi quaedam </text:span></text:span><text:span text:style-name="Default_20_Paragraph_20_Font"><text:span text:style-name="T3">naturae</text:span></text:span><text:span text:style-name="Default_20_Paragraph_20_Font"><text:span text:style-name="T2"> proprietas quae eduntur in</text:span></text:span></text:p>
      <text:p text:style-name="P3"><text:span text:style-name="Default_20_Paragraph_20_Font"><text:span text:style-name="T2">pravam qualitatem mutet </text:span></text:span><text:span text:style-name="Default_20_Paragraph_20_Font"><text:span text:style-name="T3">t</text:span></text:span><text:span text:style-name="Default_20_Paragraph_20_Font"><text:span text:style-name="T2"> eodem modo et humorem me-<text:line-break/>lancbolicum quaedam procreant. verumtamen haud citra<text:line-break/>aliorum permixtionem , atque jure quum mixtis inter fe<text:line-break/>alimentis utimur iis quoque consentanei humores conse-<text:line-break/>quo ntor. At augetur in adolescentia quidem fanguis ob<text:line-break/>idque ea aetate praediti jucundi </text:span></text:span><text:span text:style-name="Default_20_Paragraph_20_Font"><text:span text:style-name="T3">t</text:span></text:span><text:span text:style-name="Default_20_Paragraph_20_Font"><text:span text:style-name="T2">uus insanoque impetu<text:line-break/>ad puerilia nati feruntur, bilis vero juveni ipsum iracun-<text:line-break/>dum , animosum et ad vindictam pronum ipfa efficit. In<text:line-break/>virili autem aetate nigra bilis. Pessimus est hic humor<text:line-break/>qui quamcunque in partem impetu irruerit, in ea vix con-<text:line-break/>tineri ac commutari potest; atque ipsis aetatem versutam,<text:line-break/>iniuriarum memorem et quodammodo implacabilem efficit.<text:line-break/>At in </text:span></text:span><text:span text:style-name="Default_20_Paragraph_20_Font"><text:span text:style-name="T3">t</text:span></text:span><text:span text:style-name="Default_20_Paragraph_20_Font"><text:span text:style-name="T2">ene viget pituita, quae aetas pigra, obliviosa ac<text:line-break/>somnolenta est: humida .namque et frigida est; qnemad-<text:line-break/>modum declinans aetas sicca et frigida, adolescentia calida<text:line-break/>et humida; juventus denique pro humore proportione re-<text:line-break/>spondente et exsuperante. Loci autem ipforum et ortus<text:line-break/>et permansionis et motus, sanguinis quidem sunt hepar,<text:line-break/>venae et ambae nares; bilis vero folliculus fellis proprius<text:line-break/>et quod circum hepar et per aures movetur quod cuique^</text:span></text:span></text:p>
      <text:p text:style-name="P3"><text:span text:style-name="Default_20_Paragraph_20_Font"><text:span text:style-name="T2">notum est ; sied pituitae stomachus et lumbi et per os ;<text:line-break/>quemadmodum nigrae bilis id quod sub hepate et lien et<text:line-break/>per oculos, ut dicitur. Color autem inferum humorum<text:line-break/>sanguinis quidem ruber est, pituitae vero albus; bilis au-<text:line-break/>tem flavae septem sunt species. Quaedam etenim est flava<text:line-break/>quae et elementaris dicitur, altera pallida, tertia rubra,<text:line-break/>quarta porracea, quinta vitellina, </text:span></text:span><text:span text:style-name="Default_20_Paragraph_20_Font"><text:span text:style-name="T3">t</text:span></text:span><text:span text:style-name="Default_20_Paragraph_20_Font"><text:span text:style-name="T2">exta aeruginosa, septi-<text:line-break/>ma glastea. Nigrae autem bitis proprius color oleaceus.<text:line-break/>Atque hic .est qui dicitur niger. Est autem sanguis sapore<text:line-break/>dulcis; bilis flava amara; et nigra accida; pituita vero<text:line-break/>primo est: qualitatis expers, secundo falsa; tertio acida;<text:line-break/>et praeterea. dulcis: atrae vero bilis quatuor sunt diffe-<text:line-break/>rentiae. Una enim est ex sanguinis faece, altera ex bitis<text:line-break/>flavae assatione ; tertia bituminosa quod bituminis instar<text:line-break/>splendeat; quarta autem sanguinea.^ Ex his autem sanguis<text:line-break/>et pituita et atra bilis crassa sunt consistentia; tenuis vero<text:line-break/>et levis et sursum tendens bilis flava ; quemadmodum re-<text:line-break/>liqui duo humores graves, sanguis. vero quod caloris sit</text:span></text:span></text:p>
      <text:p text:style-name="P2"><text:span text:style-name="Default_20_Paragraph_20_Font"><text:span text:style-name="T2">particeps medium obtinet. Videtur autem sanitatem eo-<text:line-break/>rum humorum aequalitate et symmetria consignare: his<text:line-break/>vero deficientibus vel exsuperantibus praeter modum vel<text:line-break/>quantitate vel qualitate vel locorum translatione vel com-<text:line-break/>plexu inordinato vel putredine vitiatis morbi oboriuntur;<text:line-break/>quemadmodum et dicitur, morbos humorum intemperie<text:line-break/>accideret sicuti et fanitatem tum detractione et additione<text:line-break/>tum tenuitate et crassitie humorum atque omnino aptorum<text:line-break/>temperie et commoderatione restitui, ut in </text:span></text:span><text:span text:style-name="Default_20_Paragraph_20_Font"><text:span text:style-name="T3">t</text:span></text:span><text:span text:style-name="Default_20_Paragraph_20_Font"><text:span text:style-name="T2">exto .epule-<text:line-break/>navorum ab Hippocrate optime dicitur: humores quidem<text:line-break/>alios educere, alios .vero imponere, attenuare, temperare<text:line-break/>hae re quidem, hac veto non : etenim pro morborum causa<text:line-break/>remedia investiganda sunt. Oportet enim humores exqui-<text:line-break/>site esse qualitate temperatos et quantitate aequales ut et<text:line-break/>sanitas praefens permaneat et absens redeat: unde etiam<text:line-break/>denominationem sortiti sunt humores qui ab humectando<text:line-break/>quod simul humectent dicuntur. Perspicuum enim est si<text:line-break/>hoc fit fanitas, quod tale non est id morbum utique este<text:line-break/>quemadmodum demonstratum esu Quum autem morbus </text:span></text:span><text:span text:style-name="Default_20_Paragraph_20_Font"><text:span text:style-name="T3">ut</text:span></text:span></text:p>
      <text:p text:style-name="P2"><text:span text:style-name="Default_20_Paragraph_20_Font"><text:span text:style-name="T2">genus in diversas species dividatur, necesse est differentias<text:line-break/>a quibusdam differentibus causis provenire. Cau</text:span></text:span><text:span text:style-name="Default_20_Paragraph_20_Font"><text:span text:style-name="T3">t</text:span></text:span><text:span text:style-name="Default_20_Paragraph_20_Font"><text:span text:style-name="T2">ae vero<text:line-break/>humores et symptomata ; haec quidem rebus externis ac-<text:line-break/>cedentibus; illi vero incrementis praetereaque aetatibus et<text:line-break/>tempestatibus et victus rationibus et temperamentis per-<text:line-break/>mutantur, ut prius dictum est: hoc autem et Hippocrates<text:line-break/>significare videtur, quum alios et alia tempestate florere<text:line-break/>dominarique humores asserit; atque etiam colores in ho-<text:line-break/>missibus differre dicit pro humorum in temperamento do-<text:line-break/>mluantium exsuperantia; rnorbosque pro </text:span></text:span><text:span text:style-name="Default_20_Paragraph_20_Font"><text:span text:style-name="T3">r</text:span></text:span><text:span text:style-name="Default_20_Paragraph_20_Font"><text:span text:style-name="T2">edundantis hu-.<text:line-break/>moris natura procreari consuevisset. Et in prooemio libri<text:line-break/>de humoribus, </text:span></text:span><text:span text:style-name="Default_20_Paragraph_20_Font"><text:span text:style-name="T3">color</text:span></text:span><text:span text:style-name="Default_20_Paragraph_20_Font"><text:span text:style-name="T2">, inquit, </text:span></text:span><text:span text:style-name="Default_20_Paragraph_20_Font"><text:span text:style-name="T3">humorum, ub</text:span></text:span><text:span text:style-name="Default_20_Paragraph_20_Font"><text:span text:style-name="T2">i </text:span></text:span><text:span text:style-name="Default_20_Paragraph_20_Font"><text:span text:style-name="T3">non est eoru</text:span></text:span><text:span text:style-name="Default_20_Paragraph_20_Font"><text:span text:style-name="T2">m<text:line-break/></text:span></text:span><text:span text:style-name="Default_20_Paragraph_20_Font"><text:span text:style-name="T3">per</text:span></text:span><text:span text:style-name="Default_20_Paragraph_20_Font"><text:span text:style-name="T2">t</text:span></text:span><text:span text:style-name="Default_20_Paragraph_20_Font"><text:span text:style-name="T3">urba</text:span></text:span><text:span text:style-name="Default_20_Paragraph_20_Font"><text:span text:style-name="T2">ti</text:span></text:span><text:span text:style-name="Default_20_Paragraph_20_Font"><text:span text:style-name="T3">o quemadm</text:span></text:span><text:span text:style-name="Default_20_Paragraph_20_Font"><text:span text:style-name="T2">o</text:span></text:span><text:span text:style-name="Default_20_Paragraph_20_Font"><text:span text:style-name="T3">du</text:span></text:span><text:span text:style-name="Default_20_Paragraph_20_Font"><text:span text:style-name="T2">m </text:span></text:span><text:span text:style-name="Default_20_Paragraph_20_Font"><text:span text:style-name="T3">storum</text:span></text:span><text:span text:style-name="Default_20_Paragraph_20_Font"><text:span text:style-name="T2">, pro exsuperantia humo-<text:line-break/>rum consuevit in aetatum successione mutari in homini-<text:line-break/>. bus; sicuti sane et animi mores. Moratum siquidem ipfum</text:span></text:span></text:p>
      <text:p text:style-name="P1"><text:span text:style-name="Default_20_Paragraph_20_Font"><text:span text:style-name="T2">efficiunt humores. Sanguis hilariorem quidem ipstrm red-<text:line-break/>dit. Flava vero bilis iracundiorem vel audaciorem .vel<text:line-break/>truculentiorem vel e tiam utrumque. At pi tui ta. pigriorem</text:span></text:span></text:p>
      <text:p text:style-name="P2"><text:span text:style-name="Default_20_Paragraph_20_Font"><text:span text:style-name="T2">et stupidiorem. Atra denique bilis ferociorem et impuden-<text:line-break/>tiorem. Immutantur autem animi mores et in morbis<text:line-break/>pro specie humoris exsuperantis ut in deliriis. Ipsorum<text:line-break/>enim quaecunque a sanguine ortum ducunt cum cantu<text:line-break/>rifuque accidunt. Quaecunque vero a flava bile audaciora<text:line-break/>et saeviora. Ob idque Hippocrates dicit, </text:span></text:span><text:span text:style-name="Default_20_Paragraph_20_Font"><text:span text:style-name="T3">quae cu</text:span></text:span><text:span text:style-name="Default_20_Paragraph_20_Font"><text:span text:style-name="T2">m </text:span></text:span><text:span text:style-name="Default_20_Paragraph_20_Font"><text:span text:style-name="T3">r</text:span></text:span><text:span text:style-name="Default_20_Paragraph_20_Font"><text:span text:style-name="T2">isu<text:line-break/></text:span></text:span><text:span text:style-name="Default_20_Paragraph_20_Font"><text:span text:style-name="T3">siun</text:span></text:span><text:span text:style-name="Default_20_Paragraph_20_Font"><text:span text:style-name="T2">t </text:span></text:span><text:span text:style-name="Default_20_Paragraph_20_Font"><text:span text:style-name="T3">delir</text:span></text:span><text:span text:style-name="Default_20_Paragraph_20_Font"><text:span text:style-name="T2">i</text:span></text:span><text:span text:style-name="Default_20_Paragraph_20_Font"><text:span text:style-name="T3">a, securi</text:span></text:span><text:span text:style-name="Default_20_Paragraph_20_Font"><text:span text:style-name="T2">o</text:span></text:span><text:span text:style-name="Default_20_Paragraph_20_Font"><text:span text:style-name="T3">ra, quae ver</text:span></text:span><text:span text:style-name="Default_20_Paragraph_20_Font"><text:span text:style-name="T2">o </text:span></text:span><text:span text:style-name="Default_20_Paragraph_20_Font"><text:span text:style-name="T3">cu</text:span></text:span><text:span text:style-name="Default_20_Paragraph_20_Font"><text:span text:style-name="T2">m </text:span></text:span><text:span text:style-name="Default_20_Paragraph_20_Font"><text:span text:style-name="T3">siud</text:span></text:span><text:span text:style-name="Default_20_Paragraph_20_Font"><text:span text:style-name="T2">i</text:span></text:span><text:span text:style-name="Default_20_Paragraph_20_Font"><text:span text:style-name="T3">o, periculosi</text:span></text:span><text:span text:style-name="Default_20_Paragraph_20_Font"><text:span text:style-name="T2">o</text:span></text:span><text:span text:style-name="Default_20_Paragraph_20_Font"><text:span text:style-name="T3">ra,<text:line-break/></text:span></text:span><text:span text:style-name="Default_20_Paragraph_20_Font"><text:span text:style-name="T2">studium audaciam appellat. Quaecunque vero ab atra bile<text:line-break/>vultuofa magis taciturniora et urbaniore. Quaecunque de-<text:line-break/>nique a pituita nugatoria et instabilia. Atque alibi tale<text:line-break/>testatur ut in primo epidemiotum, ubi Silanum quidem<text:line-break/>cum cantu rifuque delirasse narrat. In tertio autem epi-<text:line-break/>demiorum Philisci delirium temerarium fuisse: </text:span></text:span><text:span text:style-name="Default_20_Paragraph_20_Font"><text:span text:style-name="T3">vehemen</text:span></text:span><text:span text:style-name="Default_20_Paragraph_20_Font"><text:span text:style-name="T2">t</text:span></text:span><text:span text:style-name="Default_20_Paragraph_20_Font"><text:span text:style-name="T3">er<text:line-break/>eteni</text:span></text:span><text:span text:style-name="Default_20_Paragraph_20_Font"><text:span text:style-name="T2">m, inquit, </text:span></text:span><text:span text:style-name="Default_20_Paragraph_20_Font"><text:span text:style-name="T3">c</text:span></text:span><text:span text:style-name="Default_20_Paragraph_20_Font"><text:span text:style-name="T2">i</text:span></text:span><text:span text:style-name="Default_20_Paragraph_20_Font"><text:span text:style-name="T3">rca mer</text:span></text:span><text:span text:style-name="Default_20_Paragraph_20_Font"><text:span text:style-name="T2">i</text:span></text:span><text:span text:style-name="Default_20_Paragraph_20_Font"><text:span text:style-name="T3">diem del</text:span></text:span><text:span text:style-name="Default_20_Paragraph_20_Font"><text:span text:style-name="T2">i</text:span></text:span><text:span text:style-name="Default_20_Paragraph_20_Font"><text:span text:style-name="T3">rav</text:span></text:span><text:span text:style-name="Default_20_Paragraph_20_Font"><text:span text:style-name="T2">i</text:span></text:span><text:span text:style-name="Default_20_Paragraph_20_Font"><text:span text:style-name="T3">t; </text:span></text:span><text:span text:style-name="Default_20_Paragraph_20_Font"><text:span text:style-name="T2">flava namque<text:line-break/>bilis morbi erat cau</text:span></text:span><text:span text:style-name="Default_20_Paragraph_20_Font"><text:span text:style-name="T3">t</text:span></text:span><text:span text:style-name="Default_20_Paragraph_20_Font"><text:span text:style-name="T2">a. Quae autem in Cynico mulier<text:line-break/>gemellas filias pepererat eam delirasse dicit, ipfamque ta-<text:line-break/>citurnam ac moestam delirii fpeciem fuisse. lpsu enim<text:line-break/>mulier taciturna erat nec quemquam auscultabatur. Atra</text:span></text:span></text:p>
      <text:p text:style-name="P3"><text:span text:style-name="Default_20_Paragraph_20_Font"><text:span text:style-name="T2">autem bilis morbi erat causa.. Pithiouem vero qui prope<text:line-break/>telluris templum habitabat insanum nugacem iactum<text:line-break/>esse: pituitofa autem illi erat affectionis hujus cau</text:span></text:span><text:span text:style-name="Default_20_Paragraph_20_Font"><text:span text:style-name="T3">t</text:span></text:span><text:span text:style-name="Default_20_Paragraph_20_Font"><text:span text:style-name="T2">a.<text:line-break/>Quamobrem qui varios morbos curaturus est ic</text:span></text:span><text:span text:style-name="Default_20_Paragraph_20_Font"><text:span text:style-name="T3">t</text:span></text:span><text:span text:style-name="Default_20_Paragraph_20_Font"><text:span text:style-name="T2">orum<text:line-break/>causas praenosse oportet. Si quis enim , ut loquitur<text:line-break/>Hippocrates, morbi cau</text:span></text:span><text:span text:style-name="Default_20_Paragraph_20_Font"><text:span text:style-name="T3">t</text:span></text:span><text:span text:style-name="Default_20_Paragraph_20_Font"><text:span text:style-name="T2">am noverit, is sane morbo relu-<text:line-break/>ctaturus profutura </text:span></text:span><text:span text:style-name="Default_20_Paragraph_20_Font"><text:span text:style-name="T3">re</text:span></text:span><text:span text:style-name="Default_20_Paragraph_20_Font"><text:span text:style-name="T2">m</text:span></text:span><text:span text:style-name="Default_20_Paragraph_20_Font"><text:span text:style-name="T3">edia</text:span></text:span><text:span text:style-name="Default_20_Paragraph_20_Font"><text:span text:style-name="T2"> ex contrariis </text:span></text:span><text:span text:style-name="Default_20_Paragraph_20_Font"><text:span text:style-name="T3">depromp</text:span></text:span><text:span text:style-name="Default_20_Paragraph_20_Font"><text:span text:style-name="T2">t</text:span></text:span><text:span text:style-name="Default_20_Paragraph_20_Font"><text:span text:style-name="T3">a</text:span></text:span><text:span text:style-name="Default_20_Paragraph_20_Font"><text:span text:style-name="T2"> cor-<text:line-break/>pori adhibebit. Atque in primo. de morbis , qui de </text:span></text:span><text:span text:style-name="Default_20_Paragraph_20_Font"><text:span text:style-name="T3">mor-<text:line-break/>borum</text:span></text:span><text:span text:style-name="Default_20_Paragraph_20_Font"><text:span text:style-name="T2"> curatione tum recte interrogare tum interroganti<text:line-break/>respondere volet recteque contradicere, eum haec ani-<text:line-break/>madvertere oportet. Primum quidem. ex quibus morbi<text:line-break/>omnes omnibus hominibus fiunt. Cognoscuntur morbo-<text:line-break/>ruat causae primum quidem ab aetate. Si etenim adole-<text:line-break/>fcens aegrotat, maxime a sanguine aegrotabit, ut superius<text:line-break/>demonstratum est, atque deinceps eodem modo. Secundo<text:line-break/>ab </text:span></text:span><text:span text:style-name="Default_20_Paragraph_20_Font"><text:span text:style-name="T3">ann</text:span></text:span><text:span text:style-name="Default_20_Paragraph_20_Font"><text:span text:style-name="T2">i tempestatibus. Si enim verna fuerit tempestas,<text:line-break/>fanguis maxime male habet. Tertio a victus ratione.<text:line-break/>Rerum enim esculentarum et potulentarum alia alius hu-<text:line-break/>moris causa est efficiens ; ac vini potationes et edacitates</text:span></text:span></text:p>
      <text:p text:style-name="P2"><text:span text:style-name="Default_20_Paragraph_20_Font"><text:span text:style-name="T2">sanguineae aff</text:span></text:span><text:span text:style-name="Default_20_Paragraph_20_Font"><text:span text:style-name="T3">e</text:span></text:span><text:span text:style-name="Default_20_Paragraph_20_Font"><text:span text:style-name="T2">ctiones consequuntur. Sic agnovit Hippo-<text:line-break/>crates Silanum quem ex .potu aegrotasse didicit. Atque<text:line-break/>etiam oli toris uxorem cui menstruorum suppressio suborta<text:line-break/>erat , uberiorem quippe ciborum copiam sumpserat. Quarto<text:line-break/>a regione. Si enim calida calidiores affectus inducit.<text:line-break/>Quinto ab exanthematis. Nam rubra et rotunda langui-<text:line-break/>nea stant lata-; pituitosa atque alio modo alia ut in apho-<text:line-break/>rismis ostendit. Qui sudores vere aut aestate fiunt, eos<text:line-break/>tanquam a sanguine et bile exsistere profert. Postremo<text:line-break/>etiam a colore quemadmodum humoris exsuperantia sic et<text:line-break/>morbi cau</text:span></text:span><text:span text:style-name="Default_20_Paragraph_20_Font"><text:span text:style-name="T3">t</text:span></text:span><text:span text:style-name="Default_20_Paragraph_20_Font"><text:span text:style-name="T2">a dignoscitur. Est autem et ipfa nihilominus<text:line-break/>maximarum dignotionum exquisitissima ac a Diogene aliis-<text:line-break/>que ejus seculi sapientibus tanquam ars quaedam divinandi<text:line-break/>judicabatur. Multa enim viri illi de coloribus verba fe-<text:line-break/>nerunt, qui pro eorum differentiis morbos etiam partiun-<text:line-break/>tur, eosque rubicolores sanguineos et flavicotores, in qui-<text:line-break/>bus amarus exuberat humor, et atricolores, in quibus ater</text:span></text:span></text:p>
      <text:p text:style-name="P3"><text:span text:style-name="Default_20_Paragraph_20_Font"><text:span text:style-name="T2">et albicolores pituitosos denominant. Atque etiam mor-<text:line-break/>bos ab ipsis </text:span></text:span><text:span text:style-name="Default_20_Paragraph_20_Font"><text:span text:style-name="T3">humor</text:span></text:span><text:span text:style-name="Default_20_Paragraph_20_Font"><text:span text:style-name="T2">i</text:span></text:span><text:span text:style-name="Default_20_Paragraph_20_Font"><text:span text:style-name="T3">bu</text:span></text:span><text:span text:style-name="Default_20_Paragraph_20_Font"><text:span text:style-name="T2">s profectos rubicolores , flavicolores,<text:line-break/>atricolores et albicolores dicunt. Non tamen novi quo-<text:line-break/>modo multa praetermittentes artis testimonia eaque ma-<text:line-break/>gis quae exquisitam morbi divisionem praebere possunt,<text:line-break/>folis coloribus perfectam morbi divisionem tribuerin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55:00Z</meta:creation-date>
    <dc:date>2023-01-16T15:56:16.554000000</dc:date>
    <meta:editing-cycles>3</meta:editing-cycles>
    <meta:editing-duration>PT12S</meta:editing-duration>
    <meta:document-statistic meta:table-count="0" meta:image-count="0" meta:object-count="0" meta:page-count="12" meta:paragraph-count="14" meta:word-count="1663" meta:character-count="11251" meta:non-whitespace-character-count="9602"/>
    <meta:template xlink:type="simple" xlink:actuate="onRequest" xlink:title="" xlink:href="Normal.dotm"/>
  </office:meta>
</office:document-meta>
</file>